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eX Gyre Cursor" svg:font-family="'TeX Gyre Cursor'" style:font-pitch="fixed"/>
    <style:font-face style:name="Arial Black" svg:font-family="'Arial Black'" style:font-pitch="variable"/>
    <style:font-face style:name="TeX Gyre Chorus" svg:font-family="'TeX Gyre Choru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" svg:font-family="Impact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-width="0.5cm" draw:fill-color="#ffffff" draw:textarea-horizontal-align="justify" draw:textarea-vertical-align="middle" draw:auto-grow-height="false" fo:min-height="14.947cm" fo:min-width="14.551cm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4cm" draw:marker-start-width="0.8cm" draw:marker-end-width="0.8cm" draw:fill="solid" draw:textarea-vertical-align="middle" fo:padding-top="0.325cm" fo:padding-bottom="0.325cm" fo:padding-left="0.45cm" fo:padding-right="0.45cm"/>
    </style:style>
    <style:style style:name="gr3" style:family="graphic" style:parent-style-name="standard">
      <style:graphic-properties draw:stroke="solid" svg:stroke-width="0.4cm" svg:stroke-color="#ffffff" draw:marker-start-width="0.8cm" draw:marker-end-width="0.8cm" draw:fill-color="#b2b2b2" draw:textarea-horizontal-align="justify" draw:textarea-vertical-align="middle" draw:auto-grow-height="false" fo:min-height="4.373cm" fo:min-width="4.123cm" fo:padding-top="0.325cm" fo:padding-bottom="0.325cm" fo:padding-left="0.45cm" fo:padding-right="0.45cm"/>
    </style:style>
    <style:style style:name="gr4" style:family="graphic" style:parent-style-name="objectwithoutfill">
      <style:graphic-properties svg:stroke-width="0.3cm" svg:stroke-color="#ffffff" draw:marker-start-width="0.65cm" draw:marker-end-width="0.65cm" draw:fill="solid" draw:textarea-vertical-align="middle" fo:padding-top="0.275cm" fo:padding-bottom="0.275cm" fo:padding-left="0.4cm" fo:padding-right="0.4cm"/>
    </style:style>
    <style:style style:name="gr5" style:family="graphic" style:parent-style-name="objectwithoutfill">
      <style:graphic-properties svg:stroke-width="0.6cm" draw:marker-start-width="1.1cm" draw:marker-end-width="1.1cm" draw:fill="solid" draw:textarea-vertical-align="middle" fo:padding-top="0.425cm" fo:padding-bottom="0.425cm" fo:padding-left="0.55cm" fo:padding-right="0.55cm"/>
    </style:style>
    <style:style style:name="gr6" style:family="graphic" style:parent-style-name="standard">
      <style:graphic-properties svg:stroke-width="0.4cm" draw:marker-start-width="0.8cm" draw:marker-end-width="0.8cm" draw:textarea-vertical-align="middl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1.1cm" draw:marker-start-width="1.85cm" draw:marker-end-width="1.85cm" draw:fill="solid" draw:textarea-vertical-align="middle" fo:padding-top="0.675cm" fo:padding-bottom="0.675cm" fo:padding-left="0.8cm" fo:padding-right="0.8cm"/>
    </style:style>
    <style:style style:name="gr8" style:family="graphic" style:parent-style-name="standard">
      <style:graphic-properties svg:stroke-color="#3465a4" draw:fill-color="#3465a4" draw:textarea-horizontal-align="justify" draw:textarea-vertical-align="middle" draw:auto-grow-height="false" fo:min-height="0.531cm" fo:min-width="0.281cm"/>
    </style:style>
    <style:style style:name="gr9" style:family="graphic" style:parent-style-name="standard">
      <style:graphic-properties draw:stroke="none" svg:stroke-color="#000000" draw:fill="none" draw:fill-color="#ffffff" fo:min-height="3.431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3465a4"/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text-properties fo:color="#3465a4" style:font-name="Verdana"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 draw:fill-color="#ffffff"/>
      <style:text-properties fo:color="#3465a4" style:font-name="Verdana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3465a4" style:font-name="Verdana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789cm" svg:height="16.935cm" svg:x="2.117cm" svg:y="4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036cm" svg:y1="9.918cm" svg:x2="5.16cm" svg:y2="9.944cm">
          <text:p/>
        </draw:line>
        <draw:line draw:style-name="gr2" draw:text-style-name="P2" draw:layer="layout" svg:x1="9.947cm" svg:y1="10.911cm" svg:x2="6.541cm" svg:y2="10.936cm">
          <text:p/>
        </draw:line>
        <draw:line draw:style-name="gr2" draw:text-style-name="P2" draw:layer="layout" svg:x1="10.388cm" svg:y1="8.982cm" svg:x2="4.681cm" svg:y2="8.996cm">
          <text:p/>
        </draw:line>
        <draw:line draw:style-name="gr2" draw:text-style-name="P2" draw:layer="layout" svg:x1="11.075cm" svg:y1="8.058cm" svg:x2="7.367cm" svg:y2="8.076cm">
          <text:p/>
        </draw:line>
        <draw:custom-shape draw:style-name="gr3" draw:text-style-name="P3" draw:layer="layout" svg:width="7.101cm" svg:height="7.101cm" svg:x="9.878cm" svg:y="7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2" draw:layer="layout" svg:width="7.133cm" svg:height="2.002cm" draw:transform="skewX (-0.016929693744345) rotate (-1.61198609714196) translate (13.199762910634cm 7.24186778120279cm)" svg:viewBox="0 0 7134 2003" svg:d="M0 36c3931 4446 7134-36 7134-36">
          <text:p/>
        </draw:path>
        <draw:path draw:style-name="gr4" draw:text-style-name="P2" draw:layer="layout" svg:width="7.133cm" svg:height="2.033cm" draw:transform="skewX (0.0179768912955416) rotate (1.61268422884276) translate (13.72703125cm 14.315cm)" svg:viewBox="0 0 7134 2034" svg:d="M7134 37c-3931 4515-7134-37-7134-37">
          <text:p/>
        </draw:path>
        <draw:path draw:style-name="gr4" draw:text-style-name="P2" draw:layer="layout" svg:width="7.128cm" svg:height="0.764cm" draw:transform="skewX (-0.0474729556542458) rotate (1.58667882298805) translate (13.446475cm 14.427cm)" svg:viewBox="0 0 7129 765" svg:d="M7129 15c-3928 1697-7129-15-7129-15">
          <text:p/>
        </draw:path>
        <draw:path draw:style-name="gr4" draw:text-style-name="P2" draw:layer="layout" svg:width="7.352cm" svg:height="0.791cm" draw:transform="skewX (0.0479965544298441) rotate (-1.58598069128725) translate (13.3683970609174cm 7.18559450621014cm)" svg:viewBox="0 0 7353 792" svg:d="M0 9c4052 1766 7353-9 7353-9">
          <text:p/>
        </draw:path>
        <draw:path draw:style-name="gr4" draw:text-style-name="P2" draw:layer="layout" svg:width="1.81cm" svg:height="2.978cm" draw:transform="skewX (0.576831317784126) rotate (-0.718726585971266) translate (14.550742834094cm 7.02724398165763cm)" svg:viewBox="0 0 1811 2979" svg:d="M0 2979c2844-1 1488-2979 1488-2979">
          <text:p/>
        </draw:path>
        <draw:path draw:style-name="gr4" draw:text-style-name="P2" draw:layer="layout" svg:width="2.581cm" svg:height="4.155cm" draw:transform="skewX (0.659036325553059) rotate (-0.664097780383843) translate (15.1140583905012cm 8.09719246966161cm)" svg:viewBox="0 0 2582 4156" svg:d="M0 4156c4053 0 2122-4156 2122-4156">
          <text:p/>
        </draw:path>
        <draw:path draw:style-name="gr4" draw:text-style-name="P2" draw:layer="layout" svg:width="2.685cm" svg:height="4.254cm" draw:transform="skewX (0.70476395195531) rotate (-0.633554518473942) translate (15.2572707098626cm 9.82715299679838cm)" svg:viewBox="0 0 2686 4255" svg:d="M0 4255c4220-1 2206-4255 2206-4255">
          <text:p/>
        </draw:path>
        <draw:path draw:style-name="gr4" draw:text-style-name="P2" draw:layer="layout" svg:width="2.185cm" svg:height="3.316cm" draw:transform="skewX (0.786445360948645) rotate (-0.577180383634525) translate (14.9268888931741cm 11.8282174797808cm)" svg:viewBox="0 0 2186 3317" svg:d="M0 3317c3432-1 1796-3317 1796-3317">
          <text:p/>
        </draw:path>
        <draw:line draw:style-name="gr5" draw:text-style-name="P2" draw:layer="layout" svg:x1="10.76cm" svg:y1="13.37cm" svg:x2="8.678cm" svg:y2="15.155cm">
          <text:p/>
        </draw:line>
        <draw:ellipse draw:style-name="gr6" draw:text-style-name="P4" draw:layer="layout" svg:width="7.604cm" svg:height="7.631cm" svg:x="9.58cm" svg:y="6.94cm" draw:kind="arc" draw:start-angle="193.15" draw:end-angle="93.32">
          <text:p/>
        </draw:ellipse>
        <draw:line draw:style-name="gr2" draw:text-style-name="P2" draw:layer="layout" svg:x1="13.184cm" svg:y1="6.938cm" svg:x2="8.976cm" svg:y2="6.981cm">
          <text:p/>
        </draw:line>
        <draw:line draw:style-name="gr2" draw:text-style-name="P2" draw:layer="layout" svg:x1="10.101cm" svg:y1="15.161cm" svg:x2="8.865cm" svg:y2="13.696cm">
          <text:p/>
        </draw:line>
        <draw:line draw:style-name="gr2" draw:text-style-name="P2" draw:layer="layout" svg:x1="10.941cm" svg:y1="6.945cm" svg:x2="9.041cm" svg:y2="8.07cm">
          <text:p/>
        </draw:line>
        <draw:line draw:style-name="gr2" draw:text-style-name="P2" draw:layer="layout" svg:x1="8.013cm" svg:y1="6.973cm" svg:x2="7.418cm" svg:y2="6.973cm">
          <text:p/>
        </draw:line>
        <draw:line draw:style-name="gr2" draw:text-style-name="P2" draw:layer="layout" svg:x1="7.471cm" svg:y1="8.049cm" svg:x2="5.873cm" svg:y2="9.013cm">
          <text:p/>
        </draw:line>
        <draw:line draw:style-name="gr2" draw:text-style-name="P2" draw:layer="layout" svg:x1="7.214cm" svg:y1="6.973cm" svg:x2="6.619cm" svg:y2="6.973cm">
          <text:p/>
        </draw:line>
        <draw:line draw:style-name="gr2" draw:text-style-name="P2" draw:layer="layout" svg:x1="8.815cm" svg:y1="6.973cm" svg:x2="8.22cm" svg:y2="6.973cm">
          <text:p/>
        </draw:line>
        <draw:line draw:style-name="gr2" draw:text-style-name="P2" draw:layer="layout" svg:x1="4.527cm" svg:y1="9.009cm" svg:x2="3.932cm" svg:y2="9.009cm">
          <text:p/>
        </draw:line>
        <draw:line draw:style-name="gr2" draw:text-style-name="P2" draw:layer="layout" svg:x1="3.808cm" svg:y1="9.009cm" svg:x2="3.213cm" svg:y2="9.009cm">
          <text:p/>
        </draw:line>
        <draw:line draw:style-name="gr7" draw:text-style-name="P2" draw:layer="layout" svg:x1="9.419cm" svg:y1="14.56cm" svg:x2="5.96cm" svg:y2="17.49cm">
          <text:p/>
        </draw:line>
        <draw:custom-shape draw:style-name="gr8" draw:text-style-name="P5" draw:layer="layout" svg:width="1.103cm" svg:height="1.103cm" svg:x="5.445cm" svg:y="16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775cm" svg:y1="11.753cm" svg:x2="8.23cm" svg:y2="10.908cm">
          <text:p/>
        </draw:line>
        <draw:line draw:style-name="gr2" draw:text-style-name="P2" draw:layer="layout" svg:x1="6.705cm" svg:y1="10.994cm" svg:x2="5.85cm" svg:y2="9.951cm">
          <text:p/>
        </draw:line>
        <draw:frame draw:style-name="gr9" draw:text-style-name="P7" draw:layer="layout" svg:width="9.058cm" svg:height="3.681cm" svg:x="9.149cm" svg:y="17.993cm">
          <draw:text-box>
            <text:p text:style-name="P6"><text:span text:style-name="T1">DECRYP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eX Gyre Cursor" svg:font-family="'TeX Gyre Cursor'" style:font-pitch="fixed"/>
    <style:font-face style:name="Arial Black" svg:font-family="'Arial Black'" style:font-pitch="variable"/>
    <style:font-face style:name="TeX Gyre Chorus" svg:font-family="'TeX Gyre Choru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" svg:font-family="Impact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8:57:54.226621194</meta:creation-date>
    <dc:date>2021-04-28T00:44:12.159647029</dc:date>
    <meta:editing-duration>PT40M41S</meta:editing-duration>
    <meta:editing-cycles>6</meta:editing-cycles>
    <meta:generator>LibreOffice/6.4.6.2$Linux_X86_64 LibreOffice_project/40$Build-2</meta:generator>
    <meta:document-statistic meta:object-count="30"/>
  </office:meta>
</office:document-meta>
</file>